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background-color="#c0c0c0" fo:padding="0.097cm" fo:border="0.05pt solid #000000">
        <style:background-image/>
      </style:table-cell-properties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background-color="#c0c0c0" fo:padding="0.097cm" fo:border="0.05pt solid #000000">
        <style:background-image/>
      </style:table-cell-properties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background-color="#c0c0c0" fo:padding="0.097cm" fo:border="0.05pt solid #000000">
        <style:background-image/>
      </style:table-cell-properties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17cm" style:rel-column-width="65535*"/>
    </style:style>
    <style:style style:name="Tabelle7.A1" style:family="table-cell">
      <style:table-cell-properties fo:background-color="#c0c0c0" fo:padding="0.097cm" fo:border="0.05pt solid #000000">
        <style:background-image/>
      </style:table-cell-properties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7cm" style:rel-column-width="65535*"/>
    </style:style>
    <style:style style:name="Tabelle4.A1" style:family="table-cell">
      <style:table-cell-properties fo:background-color="#c0c0c0" fo:padding="0.097cm" fo:border="0.05pt solid #000000">
        <style:background-image/>
      </style:table-cell-properties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17cm" style:rel-column-width="65535*"/>
    </style:style>
    <style:style style:name="Tabelle5.A1" style:family="table-cell">
      <style:table-cell-properties fo:background-color="#c0c0c0" fo:padding="0.097cm" fo:border="0.05pt solid #000000">
        <style:background-image/>
      </style:table-cell-properties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17cm" style:rel-column-width="65535*"/>
    </style:style>
    <style:style style:name="Tabelle6.A1" style:family="table-cell">
      <style:table-cell-properties fo:background-color="#c0c0c0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color="#c0c0c0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3">
      <style:text-properties fo:font-weight="bold" style:font-weight-asian="bold" style:font-weight-complex="bold"/>
    </style:style>
    <style:style style:name="P7" style:family="paragraph" style:parent-style-name="Text_20_body" style:list-style-name="L4">
      <style:text-properties fo:font-weight="bold" style:font-weight-asian="bold" style:font-weight-complex="bold"/>
    </style:style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4">
      <style:paragraph-properties fo:break-before="page"/>
    </style:style>
    <style:style style:name="P12" style:family="paragraph" style:parent-style-name="Table_20_Contents" style:list-style-name="L1"/>
    <style:style style:name="P13" style:family="paragraph" style:parent-style-name="Table_20_Contents" style:list-style-name="L1">
      <style:text-properties fo:color="#000000"/>
    </style:style>
    <style:style style:name="P14" style:family="paragraph" style:parent-style-name="Table_20_Contents" style:list-style-name="L1">
      <style:text-properties fo:color="#000000" fo:background-color="#c0c0c0"/>
    </style:style>
    <style:style style:name="T1" style:family="text">
      <style:text-properties fo:color="#ff0000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CPROS</text:p>
      <text:h text:style-name="Heading_20_2" text:outline-level="2">Handshake Message</text:h>
      <text:p text:style-name="P2">(Sent TCP Connection is established)</text:p>
      <text:list xml:id="list3246414181" text:style-name="L1">
        <text:list-item>
          <text:p text:style-name="P3">Length: Entire Message (4 Byte)</text:p>
          <text:list>
            <text:list-item>
              <text:p text:style-name="P3">Topic Definition Length (4 Byte)</text:p>
              <text:list>
                <text:list-item>
                  <text:p text:style-name="P3">Topic Definition</text:p>
                </text:list-item>
              </text:list>
            </text:list-item>
          </text:list>
        </text:list-item>
      </text:list>
      <table:table table:name="Tabelle1" table:style-name="Tabelle1">
        <table:table-column table:style-name="Tabelle1.A"/>
        <table:table-row>
          <table:table-cell table:style-name="Tabelle1.A1" office:value-type="string">
            <text:list xml:id="list258755261" text:continue-numbering="true" text:style-name="L1">
              <text:list-item>
                <text:list>
                  <text:list-item>
                    <text:list>
                      <text:list-header>
                        <text:p text:style-name="P3">bool_test</text:p>
                        <text:p text:style-name="P3">int8 <text:s/>int8_t_test</text:p>
                        <text:p text:style-name="P3">uint8 <text:s/>uint8_t_test</text:p>
                        <text:p text:style-name="P3">int16 <text:s/>int16_t_test</text:p>
                        <text:p text:style-name="P3">uint16 <text:s/>uint16_t_test</text:p>
                        <text:p text:style-name="P3">int32 <text:s/>int32_t_test</text:p>
                        <text:p text:style-name="P3">uint32 <text:s/>uint32_t_test</text:p>
                        <text:p text:style-name="P3">int64 <text:s/>int64_t_test</text:p>
                        <text:p text:style-name="P3">uint64 <text:s/>uint64_t_test</text:p>
                        <text:p text:style-name="P3">float32 <text:s/>float_test</text:p>
                        <text:p text:style-name="P3">float64 double_test</text:p>
                        <text:p text:style-name="P3">string <text:s/>string_test</text:p>
                        <text:p text:style-name="P3">time <text:s/>time_test</text:p>
                        <text:p text:style-name="P3">duration duration_test</text:p>
                      </text:list-header>
                    </text:list>
                  </text:list-item>
                </text:list>
              </text:list-item>
            </text:list>
          </table:table-cell>
        </table:table-row>
      </table:table>
      <text:list xml:id="list294945071" text:continue-numbering="true" text:style-name="L1">
        <text:list-item>
          <text:list>
            <text:list-item>
              <text:list>
                <text:list-header>
                  <text:p text:style-name="P3"/>
                </text:list-header>
              </text:list>
            </text:list-item>
            <text:list-item>
              <text:p text:style-name="P3">CallerID Length <text:s/>(4 Byte)</text:p>
              <text:list>
                <text:list-item>
                  <text:p text:style-name="P3">Caller ID</text:p>
                </text:list-item>
              </text:list>
            </text:list-item>
          </text:list>
        </text:list-item>
      </text:list>
      <table:table table:name="Tabelle2" table:style-name="Tabelle2">
        <table:table-column table:style-name="Tabelle2.A"/>
        <table:table-row>
          <table:table-cell table:style-name="Tabelle2.A1" office:value-type="string">
            <text:list xml:id="list588133347" text:continue-numbering="true" text:style-name="L1">
              <text:list-item>
                <text:list>
                  <text:list-item>
                    <text:list>
                      <text:list-header>
                        <text:p text:style-name="P12">callerid=/rostopic_20899_1355782174945</text:p>
                      </text:list-header>
                    </text:list>
                  </text:list-item>
                </text:list>
              </text:list-item>
            </text:list>
          </table:table-cell>
        </table:table-row>
      </table:table>
      <text:list xml:id="list1409526872" text:continue-numbering="true" text:style-name="L1">
        <text:list-item>
          <text:list>
            <text:list-header>
              <text:p text:style-name="P12"/>
            </text:list-header>
            <text:list-item>
              <text:p text:style-name="P13">TCP Node Delay Length (4 Byte) <text:span text:style-name="T1">(Subscriber)</text:span></text:p>
              <text:list>
                <text:list-item>
                  <text:p text:style-name="P14">Node Delay</text:p>
                </text:list-item>
              </text:list>
            </text:list-item>
          </text:list>
        </text:list-item>
      </text:list>
      <table:table table:name="Tabelle3" table:style-name="Tabelle3">
        <table:table-column table:style-name="Tabelle3.A"/>
        <table:table-row>
          <table:table-cell table:style-name="Tabelle3.A1" office:value-type="string">
            <text:list xml:id="list2179313076" text:continue-numbering="true" text:style-name="L1">
              <text:list-item>
                <text:list>
                  <text:list-item>
                    <text:list>
                      <text:list-header>
                        <text:p text:style-name="P12">tcp_nodelay=0</text:p>
                      </text:list-header>
                    </text:list>
                  </text:list-item>
                </text:list>
              </text:list-item>
            </text:list>
          </table:table-cell>
        </table:table-row>
      </table:table>
      <text:p text:style-name="Table_20_Contents"/>
      <text:list xml:id="list1698365416" text:continue-numbering="true" text:style-name="L1">
        <text:list-item>
          <text:list>
            <text:list-item>
              <text:p text:style-name="P13">Latching Length (4 Byte) <text:span text:style-name="T1">(Publisher)</text:span></text:p>
              <text:list>
                <text:list-item>
                  <text:p text:style-name="P14">Latching</text:p>
                </text:list-item>
              </text:list>
            </text:list-item>
          </text:list>
        </text:list-item>
      </text:list>
      <table:table table:name="Tabelle7" table:style-name="Tabelle7">
        <table:table-column table:style-name="Tabelle7.A"/>
        <table:table-row>
          <table:table-cell table:style-name="Tabelle7.A1" office:value-type="string">
            <text:list xml:id="list233809031" text:continue-numbering="true" text:style-name="L1">
              <text:list-item>
                <text:list>
                  <text:list-item>
                    <text:list>
                      <text:list-header>
                        <text:p text:style-name="P14">latching=1</text:p>
                      </text:list-header>
                    </text:list>
                  </text:list-item>
                </text:list>
              </text:list-item>
            </text:list>
          </table:table-cell>
        </table:table-row>
      </table:table>
      <text:p text:style-name="Table_20_Contents"/>
      <text:list xml:id="list228795621" text:continue-numbering="true" text:style-name="L1">
        <text:list-item>
          <text:list>
            <text:list-item>
              <text:p text:style-name="P12">MD5 Sum Length (4 Byte)</text:p>
              <text:list>
                <text:list-item>
                  <text:p text:style-name="P12">MD5 Sum</text:p>
                </text:list-item>
              </text:list>
            </text:list-item>
          </text:list>
        </text:list-item>
      </text:list>
      <table:table table:name="Tabelle4" table:style-name="Tabelle4">
        <table:table-column table:style-name="Tabelle4.A"/>
        <table:table-row>
          <table:table-cell table:style-name="Tabelle4.A1" office:value-type="string">
            <text:list xml:id="list1910148002" text:continue-numbering="true" text:style-name="L1">
              <text:list-item>
                <text:list>
                  <text:list-item>
                    <text:list>
                      <text:list-header>
                        <text:p text:style-name="P12">md5sum=3a0a916bc260dbe33766b4fb1bb9be2e</text:p>
                      </text:list-header>
                    </text:list>
                  </text:list-item>
                </text:list>
              </text:list-item>
            </text:list>
          </table:table-cell>
        </table:table-row>
      </table:table>
      <text:list xml:id="list769375925" text:continue-numbering="true" text:style-name="L1">
        <text:list-item>
          <text:list>
            <text:list-item>
              <text:list>
                <text:list-header>
                  <text:p text:style-name="P12"/>
                </text:list-header>
              </text:list>
            </text:list-item>
            <text:list-item>
              <text:p text:style-name="P12">Topic Name Length (4 Byte)</text:p>
              <text:list>
                <text:list-item>
                  <text:p text:style-name="P12">Topic Name</text:p>
                </text:list-item>
              </text:list>
            </text:list-item>
          </text:list>
        </text:list-item>
      </text:list>
      <table:table table:name="Tabelle5" table:style-name="Tabelle5">
        <table:table-column table:style-name="Tabelle5.A"/>
        <table:table-row>
          <table:table-cell table:style-name="Tabelle5.A1" office:value-type="string">
            <text:list xml:id="list1338297959" text:continue-numbering="true" text:style-name="L1">
              <text:list-item>
                <text:list>
                  <text:list-item>
                    <text:list>
                      <text:list-header>
                        <text:p text:style-name="P12">topic=/test</text:p>
                      </text:list-header>
                    </text:list>
                  </text:list-item>
                </text:list>
              </text:list-item>
            </text:list>
          </table:table-cell>
        </table:table-row>
      </table:table>
      <text:list xml:id="list1486950269" text:continue-numbering="true" text:style-name="L1">
        <text:list-item>
          <text:list>
            <text:list-item>
              <text:list>
                <text:list-header>
                  <text:p text:style-name="P12"/>
                </text:list-header>
              </text:list>
            </text:list-item>
            <text:list-item>
              <text:p text:style-name="P12">Topic Type Length (4 Byte)</text:p>
              <text:list>
                <text:list-item>
                  <text:p text:style-name="P12">Topic Type</text:p>
                </text:list-item>
              </text:list>
            </text:list-item>
          </text:list>
        </text:list-item>
      </text:list>
      <table:table table:name="Tabelle6" table:style-name="Tabelle6">
        <table:table-column table:style-name="Tabelle6.A"/>
        <table:table-row>
          <table:table-cell table:style-name="Tabelle6.A1" office:value-type="string">
            <text:list xml:id="list918903035" text:continue-numbering="true" text:style-name="L1">
              <text:list-item>
                <text:list>
                  <text:list-item>
                    <text:list>
                      <text:list-header>
                        <text:p text:style-name="P12">type=testPKGLOOK/testAll</text:p>
                      </text:list-header>
                    </text:list>
                  </text:list-item>
                </text:list>
              </text:list-item>
            </text:list>
          </table:table-cell>
        </table:table-row>
      </table:table>
      <text:p text:style-name="Table_20_Contents"><text:line-break/>Note: <text:span text:style-name="T2">All byte values are in little endian. LSB first.</text:span></text:p>
      <text:h text:style-name="Heading_20_2" text:outline-level="2"><text:soft-page-break/>ROSTCP Message</text:h>
      <text:list xml:id="list301537622" text:style-name="L2">
        <text:list-item>
          <text:p text:style-name="P4">Length: Entire Message</text:p>
          <text:list>
            <text:list-item>
              <text:p text:style-name="P4">Message Contents according to definition</text:p>
            </text:list-item>
          </text:list>
        </text:list-item>
      </text:list>
      <text:p text:style-name="Text_20_body"/>
      <text:p text:style-name="Text_20_body"/>
      <text:h text:style-name="Heading_20_3" text:outline-level="3">Bool</text:h>
      <text:p text:style-name="Text_20_body">Size: 1 Byte</text:p>
      <text:p text:style-name="Text_20_body">Values: True/False (0x01 0x00)</text:p>
      <text:h text:style-name="Heading_20_3" text:outline-level="3">int8 / int16 / int32 / int 64</text:h>
      <text:p text:style-name="Text_20_body">Size: 1 / 2 / 4 / 8 </text:p>
      <text:h text:style-name="Heading_20_3" text:outline-level="3">uint8 / uint16 / uint32 / uint64</text:h>
      <text:p text:style-name="Text_20_body">Size: 1 / 2 / 4 / 8</text:p>
      <text:h text:style-name="Heading_20_2" text:outline-level="2">float32 / float 64</text:h>
      <text:p text:style-name="Text_20_body">Size: 4 / 8</text:p>
      <text:p text:style-name="Text_20_body"/>
      <text:p text:style-name="Text_20_body"/>
      <text:h text:style-name="Heading_20_3" text:outline-level="3">time / duration</text:h>
      <text:list xml:id="list1716431783" text:style-name="L3">
        <text:list-item>
          <text:p text:style-name="P6">secs </text:p>
          <text:p text:style-name="P5">Size: 4</text:p>
        </text:list-item>
        <text:list-item>
          <text:p text:style-name="P6">nsecs </text:p>
        </text:list-item>
      </text:list>
      <text:p text:style-name="Text_20_body"><text:tab/>Size: 4</text:p>
      <text:h text:style-name="Heading_20_3" text:outline-level="3">String</text:h>
      <text:list xml:id="list1512013072" text:style-name="L4">
        <text:list-item>
          <text:p text:style-name="P7">Len</text:p>
          <text:p text:style-name="P8">Size: 4</text:p>
        </text:list-item>
        <text:list-item>
          <text:p text:style-name="P7">Character Data</text:p>
          <text:p text:style-name="P8">Size: Len</text:p>
          <text:p text:style-name="P11"/>
        </text:list-item>
      </text:list>
      <text:h text:style-name="Heading_20_3" text:outline-level="3">Header</text:h>
      <text:list xml:id="list991512535" text:continue-numbering="true" text:style-name="L4">
        <text:list-item>
          <text:p text:style-name="P8">Seq</text:p>
          <text:p text:style-name="P8">Size: 4</text:p>
        </text:list-item>
        <text:list-item>
          <text:p text:style-name="P8">Stamp</text:p>
          <text:list>
            <text:list-item>
              <text:p text:style-name="P8">secs</text:p>
              <text:p text:style-name="P8">Size: 4</text:p>
            </text:list-item>
            <text:list-item>
              <text:p text:style-name="P8">nsec </text:p>
              <text:p text:style-name="P8">Size: 4</text:p>
            </text:list-item>
          </text:list>
        </text:list-item>
        <text:list-item>
          <text:p text:style-name="P8">Frame ID Length</text:p>
          <text:p text:style-name="P8">Size: 4</text:p>
          <text:list>
            <text:list-item>
              <text:p text:style-name="P8">Frame ID</text:p>
            </text:list-item>
          </text:list>
        </text:list-item>
      </text:list>
      <text:h text:style-name="Heading_20_2" text:outline-level="2">Arrays</text:h>
      <text:p text:style-name="Text_20_body"/>
      <text:h text:style-name="Heading_20_3" text:outline-level="3">Empty Arrays</text:h>
      <text:p text:style-name="Text_20_body"/>
      <text:p text:style-name="Text_20_body">4 Bytes <text:s/>→ 00 00 00 00</text:p>
      <text:p text:style-name="Text_20_body"/>
      <text:h text:style-name="Heading_20_3" text:outline-level="3">Bool / int8 / int16 / int32 / int 64 / uint8 / uint16 / uint32 / uint64 /float32 / float 64</text:h>
      <text:list xml:id="list113935386" text:style-name="L5">
        <text:list-item>
          <text:p text:style-name="P9">Array Len (4 Bytes)</text:p>
          <text:list>
            <text:list-item>
              <text:p text:style-name="P9">Len * Size</text:p>
            </text:list-item>
          </text:list>
        </text:list-item>
      </text:list>
      <text:h text:style-name="Heading_20_3" text:outline-level="3">String</text:h>
      <text:list xml:id="list631299581" text:style-name="L6">
        <text:list-item>
          <text:p text:style-name="P10">Array Len (4 Bytes)</text:p>
          <text:list>
            <text:list-item>
              <text:p text:style-name="P10">String Len (4 Bytes)</text:p>
              <text:list>
                <text:list-item>
                  <text:p text:style-name="P10">String</text:p>
                </text:list-item>
              </text:list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Holl</meta:initial-creator>
    <meta:creation-date>2012-12-18T11:21:24</meta:creation-date>
    <dc:date>2012-12-18T20:57:07</dc:date>
    <dc:creator>Christian Holl</dc:creator>
    <meta:editing-duration>PT3H41M24S</meta:editing-duration>
    <meta:editing-cycles>22</meta:editing-cycles>
    <meta:generator>LibreOffice/3.5$Linux_X86_64 LibreOffice_project/350m1$Build-2</meta:generator>
    <meta:document-statistic meta:table-count="7" meta:image-count="0" meta:object-count="0" meta:page-count="3" meta:paragraph-count="82" meta:word-count="305" meta:character-count="1495" meta:non-whitespace-character-count="1312"/>
  </office:meta>
</office:document-meta>
</file>